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he Dungeon:</text:p>
      <text:p text:style-name="P3"/>
      <text:p text:style-name="P1">Most dungeons are cold, dank, claustrophobic places. Our world's dungeon on the other hand, is a network of passages with a thriving ecosystem – living and dead. The climate is unforgiving – it's too hot or too cold. It's inhabitants are either the most vicious and cunning predators or creatures who excel at defending themselves. There is no middle ground here, you have to be able to kill or defend, and if all else fail, they'll send you back to the surface world which the inhabitants deem crueler than the dungeon that they live in. </text:p>
      <text:p text:style-name="P1"/>
      <text:p text:style-name="P1">It's one of the most dangerous places in the world of Rolan's quest, but it's also one of the most bountiful ones. It's a high risk, high reward kind of dungeon. </text:p>
      <text:p text:style-name="P1"/>
      <text:p text:style-name="P3">The dungeon itself:</text:p>
      <text:p text:style-name="P1"/>
      <text:p text:style-name="P1">Since time immemorial, heat plays a critical role for survival and evolution. This ancient, living dungeon has heat to offer – lots of it in fact, that it produces bountiful harvests of exotic herbs and plants, high end magical components, even rare jewels that was forged by the molten rock that runs like blood through the veins of the living dungeon itself.</text:p>
      <text:p text:style-name="P1"/>
      <text:p text:style-name="P1">This kind of bounty would eventually attract greed however, and so came the pillagers, ransackers and vandals that almost drained the dungeon's resources. What they didn't notice though is that the dungeon is slowly changing. It's evolving, working behind the scenes to develop defenses to keep away threats. Over time, it's defenses became so good that no one dared enter this place except creatures from the top of the food chain, powerful hermit wizards, sneaky creatures that knows when and how to stay out of sight, the impenetrable ones, and the undead which technically have died in the dungeon before they're unpleasantly resurrected by nasty things. </text:p>
      <text:p text:style-name="P1"/>
      <text:p text:style-name="P1">On the dead ends and the forgotten crevasses, we can also find really cold places. These is where the undead generally live, or un-live for that matter.</text:p>
      <text:p text:style-name="P1"/>
      <text:p text:style-name="P1"/>
      <text:p text:style-name="P1"/>
      <text:p text:style-name="P3">The inhabitants:</text:p>
      <text:p text:style-name="P1"/>
      <text:p text:style-name="P1">There is no secret, the dungeon's inhabitants wants to keep people out. They've maintained a status quo in their territory and they don't want anybody ruining a good thing for them. Everything, and I mean <text:span text:style-name="T1">everything</text:span> is out to get you. </text:p>
      <text:p text:style-name="P1"/>
      <text:p text:style-name="P1">There are six kinds of inhabitants for the dungeon:</text:p>
      <text:p text:style-name="P1"/>
      <text:list xml:id="list1841997166581489301" text:style-name="L1">
        <text:list-item>
          <text:p text:style-name="P2">Really powerful single creatures: There are very few “packs” or “herds” in the dungeon. Almost everyone is out for themselves. This may sound like an advantage to the brave ones who enter, until they realize that the inhabitants of this place have survived for this long because of their immense power. They're basically one man armies, so they don't need to have a tribe or a pack that the weak beings often rely upon for survival. </text:p>
        </text:list-item>
        <text:list-item>
          <text:p text:style-name="P2">Crazed/Hermit/fugitive Wizards: Even for wizards, only the ones with really good reasons dare to stay in the dungeon. You need to be either crazy, socially awkward, or into hiding.</text:p>
        </text:list-item>
        <text:list-item>
          <text:p text:style-name="P2">Living traps: These are the most common inhabitants of the dungeon. Technically, they are the <text:soft-page-break/>only creatures that are supposed to be here, the other inhabitants are just too strong/evasive to chase away so they get to stay. These living traps are designed to keep more creatures from entering the dungeon. </text:p>
        </text:list-item>
        <text:list-item>
          <text:p text:style-name="P2">Impenetrable creatures: <text:s/>These are the fellows who are good at surviving or have developed defenses that ward away even the most powerful predators. They're not really offense oriented creatures, though they bump, lead you into traps or on fire pits. The player must have a strategy to beat these(finding weak points, patterns, etc)</text:p>
        </text:list-item>
        <text:list-item>
          <text:p text:style-name="P2">The undead – wights, banshees, cold crawlers</text:p>
        </text:list-item>
        <text:list-item>
          <text:p text:style-name="P2">Elementals/Magical beings/forces of nature – efreet, fire and earth elementals</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5:00:41.57</meta:creation-date>
    <meta:document-statistic meta:table-count="0" meta:image-count="0" meta:object-count="0" meta:page-count="2" meta:paragraph-count="16" meta:word-count="610" meta:character-count="3590"/>
    <dc:date>2014-06-12T15:03:06.90</dc:date>
    <meta:editing-duration>PT2M25S</meta:editing-duration>
    <meta:editing-cycles>1</meta:editing-cycles>
    <meta:generator>OpenOffice.org/3.4.1$Win32 OpenOffice.org_project/341m1$Build-9593</meta:generator>
  </office:meta>
</office:document-meta>
</file>